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EndOfFile.generate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EndOfFile.pars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SCCommentEndOfFile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EndOfFile.has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EndOfFi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